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/>
    </style:style>
    <style:style style:name="P2" style:family="paragraph" style:parent-style-name="Standard">
      <style:text-properties style:font-name="Verdana" fo:font-style="italic" style:font-style-asian="italic"/>
    </style:style>
    <style:style style:name="P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Verdana"/>
    </style:style>
    <style:style style:name="P5" style:family="paragraph" style:parent-style-name="Style_20_1">
      <style:paragraph-properties fo:margin-left="0cm" fo:margin-right="0.254cm" fo:margin-top="0.127cm" fo:margin-bottom="0cm" fo:line-height="87%" fo:text-indent="0cm" style:auto-text-indent="false"/>
    </style:style>
    <style:style style:name="P6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style:font-size-asian="12pt" style:font-name-complex="Verdana" style:font-size-complex="12pt"/>
    </style:style>
    <style:style style:name="P7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fo:font-weight="bold" style:font-size-asian="12pt" style:font-weight-asian="bold" style:font-name-complex="Verdana" style:font-size-complex="12pt"/>
    </style:style>
    <style:style style:name="P8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fo:font-style="italic" style:font-size-asian="12pt" style:font-style-asian="italic" style:font-name-complex="Verdana" style:font-size-complex="12pt"/>
    </style:style>
    <style:style style:name="P9" style:family="paragraph" style:parent-style-name="Style_20_1">
      <style:paragraph-properties fo:margin-left="0cm" fo:margin-right="0.254cm" fo:margin-top="0.127cm" fo:margin-bottom="0cm" fo:line-height="87%" fo:text-indent="1.27cm" style:auto-text-indent="false"/>
      <style:text-properties style:font-name="Verdana" fo:font-size="12pt" style:font-size-asian="12pt" style:font-name-complex="Verdana" style:font-size-complex="12pt"/>
    </style:style>
    <style:style style:name="P10" style:family="paragraph" style:parent-style-name="Style_20_1">
      <style:paragraph-properties fo:margin-left="1.244cm" fo:margin-right="0.238cm" fo:margin-top="0.127cm" fo:margin-bottom="0cm" fo:line-height="87%" fo:text-indent="0cm" style:auto-text-indent="false"/>
      <style:text-properties style:font-name="Verdana" fo:font-size="12pt" style:font-size-asian="12pt" style:font-name-complex="Verdana" style:font-size-complex="12pt"/>
    </style:style>
    <style:style style:name="P11" style:family="paragraph" style:parent-style-name="Standard">
      <style:paragraph-properties fo:margin-left="0.979cm" fo:margin-right="0cm" fo:text-indent="0cm" style:auto-text-indent="false"/>
      <style:text-properties style:font-name="Verdana"/>
    </style:style>
    <style:style style:name="P12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Verdana"/>
    </style:style>
    <style:style style:name="P13" style:family="paragraph" style:parent-style-name="Standard" style:list-style-name="L1"/>
    <style:style style:name="P14" style:family="paragraph" style:parent-style-name="Standard">
      <style:text-properties style:font-name="Verdana"/>
    </style:style>
    <style:style style:name="P15" style:family="paragraph" style:parent-style-name="Standard" style:list-style-name="L1">
      <style:text-properties style:font-name="Verdana" fo:font-size="12pt" style:font-size-asian="12pt" style:font-name-complex="Verdana" style:font-size-complex="12pt"/>
    </style:style>
    <style:style style:name="P16" style:family="paragraph" style:parent-style-name="Standard" style:list-style-name="L2">
      <style:text-properties style:font-name="Verdana" fo:font-size="12pt" style:font-size-asian="12pt" style:font-name-complex="Verdana" style:font-size-complex="12pt"/>
    </style:style>
    <style:style style:name="P17" style:family="paragraph" style:parent-style-name="Standard" style:list-style-name="L3">
      <style:text-properties style:font-name="Verdana" fo:font-size="12pt" style:font-size-asian="12pt" style:font-name-complex="Verdana" style:font-size-complex="12pt"/>
    </style:style>
    <style:style style:name="P18" style:family="paragraph" style:parent-style-name="Standard">
      <style:text-properties style:font-name="Verdana" fo:font-style="italic" style:font-style-asian="italic"/>
    </style:style>
    <style:style style:name="P19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fo:font-style="italic" style:font-size-asian="12pt" style:font-style-asian="italic" style:font-name-complex="Verdana" style:font-size-complex="12pt"/>
    </style:style>
    <style:style style:name="P20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style:font-size-asian="12pt" style:font-name-complex="Verdana" style:font-size-complex="12pt"/>
    </style:style>
    <style:style style:name="P21" style:family="paragraph" style:parent-style-name="Style_20_1" style:list-style-name="L4">
      <style:paragraph-properties fo:margin-top="0.127cm" fo:margin-bottom="0cm" fo:line-height="87%"/>
      <style:text-properties style:font-name="Verdana" fo:font-size="12pt" style:font-size-asian="12pt" style:font-name-complex="Verdana" style:font-size-complex="12pt"/>
    </style:style>
    <style:style style:name="P22" style:family="paragraph" style:parent-style-name="Style_20_1" style:list-style-name="L5">
      <style:paragraph-properties fo:margin-top="0.127cm" fo:margin-bottom="0cm" fo:line-height="87%"/>
      <style:text-properties style:font-name="Verdana" fo:font-size="12pt" style:font-size-asian="12pt" style:font-name-complex="Verdana" style:font-size-complex="12pt"/>
    </style:style>
    <style:style style:name="P23" style:family="paragraph" style:parent-style-name="Style_20_1" style:list-style-name="L6">
      <style:paragraph-properties fo:margin-top="0.127cm" fo:margin-bottom="0cm" fo:line-height="87%"/>
      <style:text-properties style:font-name="Verdana" fo:font-size="12pt" style:font-size-asian="12pt" style:font-name-complex="Verdana" style:font-size-complex="12pt"/>
    </style:style>
    <style:style style:name="P24" style:family="paragraph" style:parent-style-name="Style_20_1">
      <style:paragraph-properties fo:margin-left="2.54cm" fo:margin-right="0.254cm" fo:margin-top="0.127cm" fo:margin-bottom="0cm" fo:line-height="87%" fo:text-indent="0cm" style:auto-text-indent="false"/>
      <style:text-properties style:font-name="Verdana" fo:font-size="12pt" style:font-size-asian="12pt" style:font-name-complex="Verdana" style:font-size-complex="12pt"/>
    </style:style>
    <style:style style:name="P25" style:family="paragraph" style:parent-style-name="Heading_20_3">
      <style:text-properties style:font-name="Verdana" fo:font-size="12pt" style:font-size-asian="12pt" style:font-size-complex="12pt"/>
    </style:style>
    <style:style style:name="P26" style:family="paragraph" style:parent-style-name="Heading_20_3" style:master-page-name="Standard">
      <style:paragraph-properties fo:text-align="center" style:justify-single-word="false" style:page-number="auto"/>
      <style:text-properties style:font-name="Verdana"/>
    </style:style>
    <style:style style:name="T1" style:family="text">
      <style:text-properties style:font-name="Verdana"/>
    </style:style>
    <style:style style:name="T2" style:family="text">
      <style:text-properties style:font-name="Verdana" fo:font-style="italic" style:font-style-asian="italic"/>
    </style:style>
    <style:style style:name="T3" style:family="text">
      <style:text-properties style:font-name="Verdana" fo:font-style="italic" fo:font-weight="bold" style:font-style-asian="italic" style:font-weight-asian="bold"/>
    </style:style>
    <style:style style:name="T4" style:family="text">
      <style:text-properties style:font-name="Verdana" fo:font-weight="bold" style:font-weight-asian="bold"/>
    </style:style>
    <style:style style:name="T5" style:family="text">
      <style:text-properties style:font-name="Verdana" fo:font-size="12pt" style:font-size-asian="12pt" style:font-size-complex="12pt"/>
    </style:style>
    <style:style style:name="T6" style:family="text">
      <style:text-properties style:font-name="Verdana" fo:font-size="12pt" style:font-size-asian="12pt" style:font-name-complex="Verdana" style:font-size-complex="12pt"/>
    </style:style>
    <style:style style:name="T7" style:family="text">
      <style:text-properties style:font-name="Verdana" fo:font-size="12pt" fo:letter-spacing="-0.002cm" style:font-size-asian="12pt" style:font-size-complex="12pt"/>
    </style:style>
    <style:style style:name="T8" style:family="text">
      <style:text-properties style:font-name="Verdana" fo:font-size="12pt" fo:font-style="italic" style:font-size-asian="12pt" style:font-style-asian="italic" style:font-name-complex="Verdana" style:font-size-complex="12pt"/>
    </style:style>
    <style:style style:name="T9" style:family="text">
      <style:text-properties style:font-name="Verdana" fo:font-size="12pt" fo:font-weight="bold" style:font-size-asian="12pt" style:font-weight-asian="bold" style:font-name-complex="Verdana" style:font-size-complex="12pt"/>
    </style:style>
    <style:style style:name="T10" style:family="text">
      <style:text-properties style:font-name="Verdana" fo:font-style="normal" fo:font-weight="bold" style:font-style-asian="normal" style:font-weight-asian="bold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3">THOMAS WESTON</text:h>
      <text:p text:style-name="P1">4 Kerrystone Court</text:p>
      <text:p text:style-name="P1">Dundee</text:p>
      <text:p text:style-name="P1">DD4 8XJ</text:p>
      <text:p text:style-name="P1">Mob: 07956650240</text:p>
      <text:p text:style-name="P3"><text:span text:style-name="T1">Email: </text:span><text:span text:style-name="Internet_20_link"><text:span text:style-name="T1">tsweston@gmail.com</text:span></text:span></text:p>
      <text:p text:style-name="P4"/>
      <text:h text:style-name="P25" text:outline-level="3"/>
      <text:h text:style-name="P25" text:outline-level="3">WORK HISTORY</text:h>
      <text:p text:style-name="Standard"/>
      <text:p text:style-name="Standard"><text:span text:style-name="T2">Oct 2011<text:tab/></text:span><text:span text:style-name="T10">Night Shift Worker</text:span></text:p>
      <text:p text:style-name="P2">to<text:tab/><text:tab/>Sainsburys</text:p>
      <text:p text:style-name="P2">present<text:tab/>Dundee</text:p>
      <text:p text:style-name="P14"/>
      <text:list xml:id="list43695144" text:style-name="L1">
        <text:list-item>
          <text:p text:style-name="P13"><text:span text:style-name="T5">Gained valuable</text:span><text:span text:style-name="T6"> experience working in a team based environment.</text:span></text:p>
        </text:list-item>
      </text:list>
      <text:p text:style-name="Standard"/>
      <text:p text:style-name="Standard"><text:span text:style-name="T2">Jan 2011<text:tab/></text:span><text:span text:style-name="T4">Systems Tester</text:span></text:p>
      <text:p text:style-name="P2">to<text:tab/><text:tab/>i-design</text:p>
      <text:p text:style-name="P2">Feb 2011<text:tab/>Dundee</text:p>
      <text:p text:style-name="P2"/>
      <text:p text:style-name="P12">This was a temporary position which lasted for approximately three weeks. I worked within a small team that was tasked with finding faults in software before its release.</text:p>
      <text:p text:style-name="P11"/>
      <text:list xml:id="list20367755" text:continue-numbering="true" text:style-name="L1">
        <text:list-item>
          <text:p text:style-name="P13"><text:span text:style-name="T5">Role involved working with fellow system testers and </text:span><text:span text:style-name="T7">development team in order to decide relevant tests and report </text:span><text:span text:style-name="T5">results.</text:span></text:p>
        </text:list-item>
        <text:list-item>
          <text:p text:style-name="P15">Demonstrated ability to work to a deadline by completing all assigned tests on time.</text:p>
        </text:list-item>
        <text:list-item>
          <text:p text:style-name="P15">Gained experience of working both on my own and within a group.</text:p>
        </text:list-item>
      </text:list>
      <text:p text:style-name="P6"><text:span text:style-name="T4"/></text:p>
      <text:p text:style-name="P7">EDUCATION</text:p>
      <text:p text:style-name="P7"/>
      <text:p text:style-name="P5"><text:span text:style-name="T8">Sept 2007<text:tab/></text:span><text:span text:style-name="T9">University of Abertay Dundee</text:span></text:p>
      <text:p text:style-name="P8">to<text:tab/><text:tab/>Dundee</text:p>
      <text:p text:style-name="P8">Jun 2011</text:p>
      <text:p text:style-name="P6"/>
      <text:list xml:id="list43686734" text:style-name="L2">
        <text:list-item>
          <text:p text:style-name="P16">Bsc Computer Games Technology</text:p>
        </text:list-item>
      </text:list>
      <text:p text:style-name="P6"/>
      <text:p text:style-name="P5"><text:span text:style-name="T8">Sept 2005<text:tab/></text:span><text:span text:style-name="T9">Aylesford School and Language College</text:span></text:p>
      <text:p text:style-name="P8">to<text:tab/><text:tab/>Warwick</text:p>
      <text:p text:style-name="P8">Jun 2007</text:p>
      <text:p text:style-name="P8"/>
      <text:list xml:id="list43685271" text:style-name="L3">
        <text:list-item>
          <text:p text:style-name="P17">A-level Maths – B</text:p>
        </text:list-item>
        <text:list-item>
          <text:p text:style-name="P17">A-Level I.T – C</text:p>
        </text:list-item>
        <text:list-item>
          <text:p text:style-name="P17">A-Level Physics – D</text:p>
        </text:list-item>
        <text:list-item>
          <text:p text:style-name="P17">AS-Level Further Maths – C</text:p>
        </text:list-item>
      </text:list>
      <text:p text:style-name="P7"><text:soft-page-break/>SKILLS/EXPERIENCE</text:p>
      <text:p text:style-name="P7"/>
      <text:p text:style-name="P10"><text:tab/>I have built up experience with various technologies and languages, both through my education and personal interests. These include:</text:p>
      <text:p text:style-name="P24"/>
      <text:list xml:id="list43701380" text:style-name="L4">
        <text:list-item>
          <text:p text:style-name="P21">ActionScript 3</text:p>
          <text:p text:style-name="P21">- FlashDevelop, FlashBuilder 4, Flash CS5</text:p>
        </text:list-item>
      </text:list>
      <text:list xml:id="list20215583" text:style-name="L5">
        <text:list-item>
          <text:list>
            <text:list-header>
              <text:p text:style-name="P22"/>
            </text:list-header>
          </text:list>
        </text:list-item>
      </text:list>
      <text:list xml:id="list20380857" text:continue-list="list43701380" text:style-name="L4">
        <text:list-item>
          <text:p text:style-name="P21">C#</text:p>
          <text:p text:style-name="P21">- Visual Studio, XNA</text:p>
        </text:list-item>
      </text:list>
      <text:list xml:id="list20205658" text:style-name="L6">
        <text:list-item>
          <text:list>
            <text:list-header>
              <text:p text:style-name="P23"/>
            </text:list-header>
          </text:list>
        </text:list-item>
      </text:list>
      <text:list xml:id="list20378990" text:continue-list="list20380857" text:style-name="L4">
        <text:list-item>
          <text:p text:style-name="P21">Java</text:p>
          <text:p text:style-name="P21">- Eclipse, Netbeans, Android, J2ME</text:p>
          <text:p text:style-name="P21"/>
        </text:list-item>
        <text:list-item>
          <text:p text:style-name="P21">C++</text:p>
          <text:p text:style-name="P21">- Visual Studio, OpenGL</text:p>
        </text:list-item>
      </text:list>
      <text:p text:style-name="P6"/>
      <text:p text:style-name="P7">REFERENCES</text:p>
      <text:p text:style-name="P7"/>
      <text:p text:style-name="P9">Brian Gibb</text:p>
      <text:p text:style-name="P9">i-design</text:p>
      <text:p text:style-name="P9">30 City Quay</text:p>
      <text:p text:style-name="P9">Camperdown Street</text:p>
      <text:p text:style-name="P9">Dundee, DD1 3JA</text:p>
      <text:p text:style-name="P9">United Kingdom</text:p>
      <text:p text:style-name="P6"/>
      <text:p text:style-name="P9">T: +44 (0)1382 323 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Style_20_1" style:display-name="Style 1" style:family="paragraph">
      <style:paragraph-properties fo:orphans="0" fo:widows="0" style:text-autospace="none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WW8Num1z0" style:family="text">
      <style:text-properties style:font-name="Symbol" fo:font-size="4pt" fo:letter-spacing="-0.005cm" style:font-size-asian="4pt" style:font-name-complex="Symbol" style:font-size-complex="4pt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·">
        <style:list-level-properties text:list-level-position-and-space-mode="label-alignment">
          <style:list-level-label-alignment text:label-followed-by="listtab" text:list-tab-stop-position="0.254cm" fo:text-indent="-0.254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7cm" fo:margin-bottom="0.508cm" fo:margin-left="1.778cm" fo:margin-right="1.778cm" style:writing-mode="lr-tb" style:layout-grid-color="#c0c0c0" style:layout-grid-lines="72" style:layout-grid-base-height="0.374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OMAS WESTON</dc:title>
    <meta:initial-creator>0700689</meta:initial-creator>
    <meta:creation-date>2011-03-28T21:23:00</meta:creation-date>
    <dc:creator>Thomas Weston</dc:creator>
    <dc:date>2012-04-24T00:24:00.19</dc:date>
    <meta:editing-cycles>2</meta:editing-cycles>
    <meta:editing-duration>PT01H02M27S</meta:editing-duration>
    <meta:generator>OpenOffice.org/3.2$Win32 OpenOffice.org_project/320m18$Build-9502</meta:generator>
    <meta:document-statistic meta:table-count="0" meta:image-count="0" meta:object-count="0" meta:page-count="2" meta:paragraph-count="48" meta:word-count="237" meta:character-count="1358"/>
  </office:meta>
</office:document-meta>
</file>